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Operation.getMetho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tOperation.AptOperation( AptControlInterface controlIntf , MethodDeclaration methodDecl , TwoPhaseAnnotationProcessor 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Operation.getControl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